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 style:master-page-name="Right_20_Page">
      <style:paragraph-properties fo:margin-top="0cm" fo:margin-bottom="0.199cm" loext:contextual-spacing="false" style:page-number="auto"/>
      <style:text-properties officeooo:rsid="0048944a" officeooo:paragraph-rsid="0048944a"/>
    </style:style>
    <style:style style:name="P2" style:family="paragraph" style:parent-style-name="Text_20_body">
      <style:paragraph-properties fo:margin-top="0.101cm" fo:margin-bottom="0.101cm" loext:contextual-spacing="false"/>
      <style:text-properties officeooo:rsid="0045302e" officeooo:paragraph-rsid="0045302e"/>
    </style:style>
    <style:style style:name="P3" style:family="paragraph" style:parent-style-name="Text_20_body">
      <style:paragraph-properties fo:margin-top="0.101cm" fo:margin-bottom="0.101cm" loext:contextual-spacing="false"/>
      <style:text-properties officeooo:rsid="0045302e" officeooo:paragraph-rsid="0048944a"/>
    </style:style>
    <style:style style:name="P4" style:family="paragraph" style:parent-style-name="Text_20_body">
      <style:text-properties officeooo:rsid="004b099e" officeooo:paragraph-rsid="004b099e"/>
    </style:style>
    <style:style style:name="P5" style:family="paragraph" style:parent-style-name="Heading_20_3">
      <style:paragraph-properties fo:margin-top="0.101cm" fo:margin-bottom="0.101cm" loext:contextual-spacing="false"/>
    </style:style>
    <style:style style:name="P6" style:family="paragraph" style:parent-style-name="Heading_20_3">
      <style:paragraph-properties fo:margin-top="0.101cm" fo:margin-bottom="0.101cm" loext:contextual-spacing="false"/>
      <style:text-properties officeooo:rsid="0045302e" officeooo:paragraph-rsid="0045302e"/>
    </style:style>
    <style:style style:name="P7" style:family="paragraph" style:parent-style-name="Heading_20_3">
      <style:paragraph-properties fo:margin-top="0.25cm" fo:margin-bottom="0.101cm" loext:contextual-spacing="false"/>
    </style:style>
    <style:style style:name="P8" style:family="paragraph" style:parent-style-name="Heading_20_3">
      <style:paragraph-properties fo:margin-top="0.25cm" fo:margin-bottom="0cm" loext:contextual-spacing="false"/>
    </style:style>
    <style:style style:name="P9" style:family="paragraph" style:parent-style-name="Heading_20_3">
      <style:paragraph-properties fo:margin-top="0.101cm" fo:margin-bottom="0cm" loext:contextual-spacing="false"/>
    </style:style>
    <style:style style:name="T1" style:family="text">
      <style:text-properties officeooo:rsid="004894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omebody To Love</text:h>
      <text:p text:style-name="Heading_20_2">(<text:span text:style-name="T1">Kacey Musgraves</text:span>)</text:p>
      <text:p text:style-name="P4">Capo 3</text:p>
      <text:p text:style-name="P6">[<text:span text:style-name="T1">VERSE 1</text:span>]</text:p>
      <text:p text:style-name="P2"><text:s text:c="10"/>G</text:p>
      <text:p text:style-name="P2">We're all hoping, we're all hopeless, </text:p>
      <text:p text:style-name="P2"><text:s text:c="10"/>Bm</text:p>
      <text:p text:style-name="P2">We're all thorns and we're all roses</text:p>
      <text:p text:style-name="P2"><text:s text:c="10"/>C <text:s text:c="27"/>G</text:p>
      <text:p text:style-name="P2">We're all looking down our noses at ourselves</text:p>
      <text:p text:style-name="P2"><text:s text:c="10"/>G</text:p>
      <text:p text:style-name="P2">We're all flawed and we're all perfect, </text:p>
      <text:p text:style-name="P2"><text:s text:c="10"/>Bm</text:p>
      <text:p text:style-name="P2">We're all lost and we're all hurting</text:p>
      <text:p text:style-name="P2"><text:s text:c="9"/>C <text:s text:c="16"/>D <text:s text:c="6"/>G</text:p>
      <text:p text:style-name="P2">And just searching for somebody to love</text:p>
      <text:p text:style-name="Heading_20_3">[VERSE 2]</text:p>
      <text:p text:style-name="P2"><text:s text:c="10"/>G</text:p>
      <text:p text:style-name="P2">We're all liars, we're all legends,</text:p>
      <text:p text:style-name="P2"><text:s text:c="10"/>Bm</text:p>
      <text:p text:style-name="P2">We're all tens that want elevens,</text:p>
      <text:p text:style-name="P2"><text:s text:c="10"/>C <text:s text:c="32"/>G</text:p>
      <text:p text:style-name="P2">We're all tryin’ to get to heav’n but not today,</text:p>
      <text:p text:style-name="P2"><text:s text:c="10"/>G</text:p>
      <text:p text:style-name="P2">We're all happy, we're hating,</text:p>
      <text:p text:style-name="P2"><text:s text:c="10"/>Bm</text:p>
      <text:p text:style-name="P2">We're all patiently impatient</text:p>
      <text:p text:style-name="P2"><text:s text:c="9"/>C <text:s text:c="14"/>D <text:s text:c="11"/>G</text:p>
      <text:p text:style-name="P2">And just waiting for somebody to love</text:p>
      <text:p text:style-name="P8"><text:soft-page-break/>[CHORUS]</text:p>
      <text:p text:style-name="P2"><text:s text:c="10"/>C</text:p>
      <text:p text:style-name="P2">We're all good but we ain't angels,</text:p>
      <text:p text:style-name="P2"><text:s text:c="7"/>C</text:p>
      <text:p text:style-name="P2">We all sin but we ain't devils,</text:p>
      <text:p text:style-name="P2"><text:s text:c="10"/>Bm</text:p>
      <text:p text:style-name="P2">We're all pots and we're all kettles </text:p>
      <text:p text:style-name="P2"><text:s text:c="13"/>Em</text:p>
      <text:p text:style-name="P2">But we can't see it in ourselves,</text:p>
      <text:p text:style-name="P2"><text:s text:c="10"/>C</text:p>
      <text:p text:style-name="P2">We're all living till we're dying,</text:p>
      <text:p text:style-name="P2"><text:s text:c="9"/>Bm</text:p>
      <text:p text:style-name="P2">We ain't cool but man we're trying,</text:p>
      <text:p text:style-name="P2">C <text:s text:c="33"/>D</text:p>
      <text:p text:style-name="P2">Thinking we'll be fixed by someone else</text:p>
      <text:p text:style-name="P7">[VERSE 3]</text:p>
      <text:p text:style-name="P2"><text:s text:c="7"/>G</text:p>
      <text:p text:style-name="P2">We all wrangle with religion,</text:p>
      <text:p text:style-name="P2"><text:s text:c="7"/>Bm</text:p>
      <text:p text:style-name="P2">We all talk but we don't listen, </text:p>
      <text:p text:style-name="P2"><text:s text:c="10"/>C <text:s text:c="29"/>G</text:p>
      <text:p text:style-name="P2">We're all starving for attention then we run,</text:p>
      <text:p text:style-name="P2"><text:s text:c="10"/>G</text:p>
      <text:p text:style-name="P2">We're all paper, we're all scissors,</text:p>
      <text:p text:style-name="P2"><text:s text:c="10"/>Bm</text:p>
      <text:p text:style-name="P2">We're all fighting with our mirrors,</text:p>
      <text:p text:style-name="P2"><text:s text:c="13"/>C <text:s text:c="13"/>D <text:s text:c="6"/>G</text:p>
      <text:p text:style-name="P2">Scared we'll never find somebody to love</text:p>
      <text:p text:style-name="P5">[BRIDGE]</text:p>
      <text:p text:style-name="P2">Bm C <text:s/>G <text:s/>Bm C <text:s/>D <text:s/>G</text:p>
      <text:p text:style-name="P8"><text:soft-page-break/>[CHORUS]</text:p>
      <text:p text:style-name="P2"><text:s text:c="10"/>C</text:p>
      <text:p text:style-name="P2">We're all good but we ain't angels,</text:p>
      <text:p text:style-name="P2"><text:s text:c="7"/>C</text:p>
      <text:p text:style-name="P2">We all sin but we ain't devils,</text:p>
      <text:p text:style-name="P2"><text:s text:c="10"/>Bm</text:p>
      <text:p text:style-name="P2">We're all pots and we're all kettles </text:p>
      <text:p text:style-name="P2"><text:s text:c="13"/>Em</text:p>
      <text:p text:style-name="P2">But we can't see it in ourselves,</text:p>
      <text:p text:style-name="P2"><text:s text:c="10"/>C</text:p>
      <text:p text:style-name="P2">We're all living till we're dying,</text:p>
      <text:p text:style-name="P2"><text:s text:c="9"/>Bm</text:p>
      <text:p text:style-name="P2">We ain't cool but man we're trying,</text:p>
      <text:p text:style-name="P2">C <text:s text:c="33"/>D</text:p>
      <text:p text:style-name="P2">Thinking we'll be fixed by someone else</text:p>
      <text:p text:style-name="P9">[VERSE 4]</text:p>
      <text:p text:style-name="P2"><text:s text:c="15"/>G</text:p>
      <text:p text:style-name="P2">Just tryin' to hold it all together,</text:p>
      <text:p text:style-name="P2"><text:s text:c="7"/>Bm</text:p>
      <text:p text:style-name="P2">We all wish our best was better,</text:p>
      <text:p text:style-name="P2">C <text:s text:c="27"/>G</text:p>
      <text:p text:style-name="P2">Hoping that forever’s really real,</text:p>
      <text:p text:style-name="P3"><text:s text:c="7"/>G <text:s text:c="25"/>Bm</text:p>
      <text:p text:style-name="P3">Miss a dime to grab a nickel, Overcomplicate the simple</text:p>
      <text:p text:style-name="P2"><text:s text:c="10"/>C <text:s text:c="15"/>D <text:s text:c="10"/>Em</text:p>
      <text:p text:style-name="P2">We're all little kids just looking for love</text:p>
      <text:p text:style-name="P2"><text:s text:c="14"/>C <text:s text:c="16"/>D <text:s text:c="11"/></text:p>
      <text:p text:style-name="P2">Yeah don't we all just want somebody to love</text:p>
      <text:p text:style-name="Heading_20_3">[OUTRO]</text:p>
      <text:p text:style-name="P3">G <text:s text:c="3"/>Bm <text:s/>C <text:s/>D <text:s/>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6H47M13S</meta:editing-duration>
    <meta:editing-cycles>56</meta:editing-cycles>
    <meta:generator>LibreOffice/6.1.5.2$Linux_X86_64 LibreOffice_project/10$Build-2</meta:generator>
    <dc:title>Lyrics + Chords</dc:title>
    <dc:date>2020-01-07T19:29:12.692450257</dc:date>
    <meta:print-date>2017-04-03T12:23:29.985893000</meta:print-date>
    <meta:document-statistic meta:table-count="0" meta:image-count="0" meta:object-count="0" meta:page-count="3" meta:paragraph-count="89" meta:word-count="346" meta:character-count="2294" meta:non-whitespace-character-count="135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